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335686" officeooo:paragraph-rsid="00335686"/>
    </style:style>
    <style:style style:name="P2" style:family="paragraph" style:parent-style-name="Header">
      <style:paragraph-properties fo:text-align="end" style:justify-single-word="false" fo:break-before="page"/>
      <style:text-properties officeooo:rsid="00335686" officeooo:paragraph-rsid="00335686"/>
    </style:style>
    <style:style style:name="P3" style:family="paragraph" style:parent-style-name="Footer">
      <style:paragraph-properties fo:text-align="end" style:justify-single-word="false" fo:break-before="page"/>
      <style:text-properties officeooo:rsid="00301ba6" officeooo:paragraph-rsid="0030a701"/>
    </style:style>
    <style:style style:name="P4" style:family="paragraph" style:parent-style-name="Contents_20_Heading">
      <style:paragraph-properties fo:break-before="page"/>
    </style:style>
    <style:style style:name="P5" style:family="paragraph" style:parent-style-name="Header_20_left">
      <style:paragraph-properties fo:text-align="end" style:justify-single-word="false"/>
      <style:text-properties officeooo:rsid="003a4a5e" officeooo:paragraph-rsid="003a4a5e"/>
    </style:style>
    <style:style style:name="P6" style:family="paragraph" style:parent-style-name="Footer">
      <style:paragraph-properties fo:text-align="start" style:justify-single-word="false"/>
      <style:text-properties officeooo:rsid="0030a701" officeooo:paragraph-rsid="0030a701"/>
    </style:style>
    <style:style style:name="P7" style:family="paragraph" style:parent-style-name="Standard">
      <style:text-properties officeooo:rsid="0019989b" officeooo:paragraph-rsid="0019989b"/>
    </style:style>
    <style:style style:name="P8" style:family="paragraph" style:parent-style-name="Title">
      <style:text-properties officeooo:rsid="002d4881" officeooo:paragraph-rsid="002d4881"/>
    </style:style>
    <style:style style:name="P9" style:family="paragraph" style:parent-style-name="Title">
      <style:text-properties officeooo:rsid="002d4881" officeooo:paragraph-rsid="0060d289"/>
    </style:style>
    <style:style style:name="P10" style:family="paragraph" style:parent-style-name="Titre_20_principal_20_secondaire">
      <style:text-properties officeooo:paragraph-rsid="002d4881"/>
    </style:style>
    <style:style style:name="P11" style:family="paragraph" style:parent-style-name="Text_20_body">
      <style:text-properties officeooo:rsid="002d4881" officeooo:paragraph-rsid="0060d289"/>
    </style:style>
    <style:style style:name="P12" style:family="paragraph" style:parent-style-name="Text_20_body">
      <style:text-properties officeooo:rsid="0060d289" officeooo:paragraph-rsid="0060d289"/>
    </style:style>
    <style:style style:name="P13" style:family="paragraph" style:parent-style-name="Text_20_body">
      <style:text-properties officeooo:rsid="0060d289" officeooo:paragraph-rsid="0062a0cd"/>
    </style:style>
    <style:style style:name="P14" style:family="paragraph" style:parent-style-name="Text_20_body">
      <style:text-properties officeooo:rsid="0060d289" officeooo:paragraph-rsid="0064730b"/>
    </style:style>
    <style:style style:name="P15" style:family="paragraph" style:parent-style-name="Text_20_body">
      <style:text-properties officeooo:rsid="0062a0cd" officeooo:paragraph-rsid="0062a0cd"/>
    </style:style>
    <style:style style:name="P16" style:family="paragraph" style:parent-style-name="Text_20_body">
      <style:text-properties officeooo:paragraph-rsid="0062a0cd"/>
    </style:style>
    <style:style style:name="P17" style:family="paragraph" style:parent-style-name="Text_20_body">
      <style:text-properties officeooo:rsid="0064730b" officeooo:paragraph-rsid="0064730b"/>
    </style:style>
    <style:style style:name="P18" style:family="paragraph" style:parent-style-name="Text_20_body">
      <style:text-properties officeooo:rsid="0064730b" officeooo:paragraph-rsid="0065020b"/>
    </style:style>
    <style:style style:name="P19" style:family="paragraph" style:parent-style-name="Text_20_body">
      <style:text-properties officeooo:paragraph-rsid="00660fce"/>
    </style:style>
    <style:style style:name="P20" style:family="paragraph" style:parent-style-name="Bloc_20_code">
      <style:text-properties officeooo:paragraph-rsid="0062a0cd"/>
    </style:style>
    <style:style style:name="P21" style:family="paragraph" style:parent-style-name="Bloc_20_code">
      <style:text-properties officeooo:paragraph-rsid="0064730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Text_20_body">
      <style:text-properties officeooo:rsid="00660fce" officeooo:paragraph-rsid="00660fce"/>
    </style:style>
    <style:style style:name="P26" style:family="paragraph" style:parent-style-name="Heading_20_3">
      <style:text-properties officeooo:paragraph-rsid="0062a0cd"/>
    </style:style>
    <style:style style:name="P27" style:family="paragraph" style:parent-style-name="Heading_20_3">
      <style:text-properties officeooo:rsid="0062a0cd" officeooo:paragraph-rsid="0062a0cd"/>
    </style:style>
    <style:style style:name="P28" style:family="paragraph" style:parent-style-name="Heading_20_1">
      <style:text-properties officeooo:paragraph-rsid="0062a0cd"/>
    </style:style>
    <style:style style:name="P29" style:family="paragraph" style:parent-style-name="Heading_20_1">
      <style:paragraph-properties fo:break-before="page"/>
      <style:text-properties officeooo:rsid="00341a2a" officeooo:paragraph-rsid="00341a2a"/>
    </style:style>
    <style:style style:name="P30" style:family="paragraph" style:parent-style-name="Title">
      <style:text-properties officeooo:rsid="0060d289" officeooo:paragraph-rsid="0060d289"/>
    </style:style>
    <style:style style:name="P31" style:family="paragraph" style:parent-style-name="Heading_20_2">
      <style:text-properties officeooo:paragraph-rsid="0062a0cd"/>
    </style:style>
    <style:style style:name="T1" style:family="text">
      <style:text-properties officeooo:rsid="0040b458"/>
    </style:style>
    <style:style style:name="T2" style:family="text">
      <style:text-properties officeooo:rsid="0060d289"/>
    </style:style>
    <style:style style:name="T3" style:family="text">
      <style:text-properties officeooo:rsid="0062a0cd"/>
    </style:style>
    <style:style style:name="T4" style:family="text">
      <style:text-properties officeooo:rsid="0064730b"/>
    </style:style>
    <style:style style:name="T5" style:family="text">
      <style:text-properties fo:color="#ff0000"/>
    </style:style>
    <style:style style:name="T6" style:family="text">
      <style:text-properties officeooo:rsid="0065020b"/>
    </style:style>
    <style:style style:name="T7" style:family="text">
      <style:text-properties officeooo:rsid="00660fce"/>
    </style:style>
    <style:style style:name="T8" style:family="text">
      <style:text-properties officeooo:rsid="00664645"/>
    </style:style>
    <style:style style:name="fr1" style:family="graphic" style:parent-style-name="Frame">
      <style:graphic-properties style:vertical-pos="middle" style:vertical-rel="page" style:horizontal-pos="center" style:horizontal-rel="pag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7cm" draw:z-index="0">
        <draw:text-box fo:min-height="0.499cm">
          <text:p text:style-name="P8"/>
          <text:p text:style-name="P30">Guide d'installation</text:p>
          <text:p text:style-name="P11"/>
          <text:p text:style-name="P9">API de comparaison des risques</text:p>
          <text:p text:style-name="P11"/>
          <text:p text:style-name="P10">version prototype</text:p>
          <text:p text:style-name="Title"/>
        </draw:text-box>
      </draw:frame>
      <text:p text:style-name="Title"/>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Table des matières</text:p>
          </text:index-title>
          <text:p text:style-name="P22"><text:a xlink:type="simple" xlink:href="#__RefHeading___Toc928_2574467807" text:style-name="Index_20_Link" text:visited-style-name="Index_20_Link">1 Préambule<text:tab/>3</text:a></text:p>
          <text:p text:style-name="P22"><text:a xlink:type="simple" xlink:href="#__RefHeading___Toc2078_3176364973" text:style-name="Index_20_Link" text:visited-style-name="Index_20_Link">2 Prérequis<text:tab/>3</text:a></text:p>
          <text:p text:style-name="P22"><text:a xlink:type="simple" xlink:href="#__RefHeading___Toc2080_3176364973" text:style-name="Index_20_Link" text:visited-style-name="Index_20_Link">3 Premier exemple<text:tab/>3</text:a></text:p>
          <text:p text:style-name="P24"><text:a xlink:type="simple" xlink:href="#__RefHeading___Toc2082_3176364973" text:style-name="Index_20_Link" text:visited-style-name="Index_20_Link">3.1 Contexte<text:tab/>3</text:a></text:p>
          <text:p text:style-name="P24"><text:a xlink:type="simple" xlink:href="#__RefHeading___Toc2084_3176364973" text:style-name="Index_20_Link" text:visited-style-name="Index_20_Link">3.2 Procédure<text:tab/>3</text:a></text:p>
          <text:p text:style-name="P23"><text:a xlink:type="simple" xlink:href="#__RefHeading___Toc2086_3176364973" text:style-name="Index_20_Link" text:visited-style-name="Index_20_Link">3.2.1 Créer le service<text:tab/>3</text:a></text:p>
          <text:p text:style-name="P23"><text:a xlink:type="simple" xlink:href="#__RefHeading___Toc2088_3176364973" text:style-name="Index_20_Link" text:visited-style-name="Index_20_Link">3.2.2 Tester l'API<text:tab/>4</text:a></text:p>
          <text:p text:style-name="P23"><text:a xlink:type="simple" xlink:href="#__RefHeading___Toc2090_3176364973" text:style-name="Index_20_Link" text:visited-style-name="Index_20_Link">3.2.3 Logs<text:tab/>4</text:a></text:p>
          <text:p text:style-name="P23"><text:a xlink:type="simple" xlink:href="#__RefHeading___Toc2092_3176364973" text:style-name="Index_20_Link" text:visited-style-name="Index_20_Link">3.2.4 Dupliquer le service<text:tab/>4</text:a></text:p>
          <text:p text:style-name="P22"><text:a xlink:type="simple" xlink:href="#__RefHeading___Toc2094_3176364973" text:style-name="Index_20_Link" text:visited-style-name="Index_20_Link">4 Second exemple<text:tab/>4</text:a></text:p>
          <text:p text:style-name="P24"><text:a xlink:type="simple" xlink:href="#__RefHeading___Toc2096_3176364973" text:style-name="Index_20_Link" text:visited-style-name="Index_20_Link">4.1 Contexte<text:tab/>4</text:a></text:p>
          <text:p text:style-name="P24"><text:a xlink:type="simple" xlink:href="#__RefHeading___Toc2098_3176364973" text:style-name="Index_20_Link" text:visited-style-name="Index_20_Link">4.2 Procédure<text:tab/>5</text:a></text:p>
          <text:p text:style-name="P23"><text:a xlink:type="simple" xlink:href="#__RefHeading___Toc2100_3176364973" text:style-name="Index_20_Link" text:visited-style-name="Index_20_Link">4.2.1 Créer le service<text:tab/>5</text:a></text:p>
          <text:p text:style-name="P23"><text:a xlink:type="simple" xlink:href="#__RefHeading___Toc2102_3176364973" text:style-name="Index_20_Link" text:visited-style-name="Index_20_Link">4.2.2 Tester l'API<text:tab/>5</text:a></text:p>
          <text:p text:style-name="P23"><text:a xlink:type="simple" xlink:href="#__RefHeading___Toc2104_3176364973" text:style-name="Index_20_Link" text:visited-style-name="Index_20_Link">4.2.3 Dupliquer le service<text:tab/>5</text:a></text:p>
          <text:p text:style-name="P24"><text:a xlink:type="simple" xlink:href="#__RefHeading___Toc2106_3176364973" text:style-name="Index_20_Link" text:visited-style-name="Index_20_Link">4.3 Commandes indispensables<text:tab/>6</text:a></text:p>
        </text:index-body>
      </text:table-of-content>
      <text:p text:style-name="P7"/>
      <text:h text:style-name="P29" text:outline-level="1"><text:bookmark-start text:name="__RefHeading___Toc928_2574467807"/>Préambule<text:bookmark-end text:name="__RefHeading___Toc928_2574467807"/></text:h>
      <text:p text:style-name="P12">Ce document à pour but d’aider au déploiement de l’API de comparaison des risques. L’outil choisi est « docker ». L’API est disponible dans les version windows et linux. Deux exemples seront présentés, tout deux avec Windows 10, le second se faisant avec le concours d’une machine virtuelle sous linux.</text:p>
      <text:p text:style-name="P12"/>
      <text:h text:style-name="Heading_20_1" text:outline-level="1"><text:bookmark-start text:name="__RefHeading___Toc2078_3176364973"/>Prérequis<text:bookmark-end text:name="__RefHeading___Toc2078_3176364973"/></text:h>
      <text:p text:style-name="P13">Docker installé et fonctionnel. <text:s/>L’installation en elle même ne sera pas abordée, <text:span text:style-name="T3">vous trouverez plus d’informations ici : </text:span></text:p>
      <text:p text:style-name="P16"><text:a xlink:type="simple" xlink:href="https://docs.docker.com/engine/installation/#supported-platforms" text:style-name="Internet_20_link" text:visited-style-name="Visited_20_Internet_20_Link"><text:span text:style-name="T3">https://docs.docker.com/engine/installation/#supported-platforms</text:span></text:a></text:p>
      <text:p text:style-name="P16"/>
      <text:h text:style-name="Heading_20_1" text:outline-level="1"><text:bookmark-start text:name="__RefHeading___Toc2080_3176364973"/>Premier exemple<text:bookmark-end text:name="__RefHeading___Toc2080_3176364973"/></text:h>
      <text:h text:style-name="Heading_20_2" text:outline-level="2"><text:bookmark-start text:name="__RefHeading___Toc2082_3176364973"/>Contexte<text:bookmark-end text:name="__RefHeading___Toc2082_3176364973"/></text:h>
      <text:p text:style-name="P12">Windows 10</text:p>
      <text:p text:style-name="P12">Docker for windows</text:p>
      <text:p text:style-name="P12">windows container</text:p>
      <text:p text:style-name="P12"/>
      <text:h text:style-name="Heading_20_2" text:outline-level="2"><text:bookmark-start text:name="__RefHeading___Toc2084_3176364973"/>Procédure<text:bookmark-end text:name="__RefHeading___Toc2084_3176364973"/></text:h>
      <text:h text:style-name="P27" text:outline-level="3"><text:bookmark-start text:name="__RefHeading___Toc2086_3176364973"/>Créer le service<text:bookmark-end text:name="__RefHeading___Toc2086_3176364973"/></text:h>
      <text:p text:style-name="P16"/>
      <text:p text:style-name="P12">Récupérer l'image du service</text:p>
      <text:p text:style-name="P20">docker pull sepulwarrior/comparaisonrisques:prototype-windows</text:p>
      <text:p text:style-name="P12"/>
      <text:p text:style-name="P12">Créer un container à partir de l'image <text:span text:style-name="T3">récupérée</text:span></text:p>
      <text:p text:style-name="P20">docker create --name compa_risques_01 sepulwarrior/comparaisonrisques:prototype-windows</text:p>
      <text:p text:style-name="P12"/>
      <text:p text:style-name="P12">Démarrer le container</text:p>
      <text:p text:style-name="Bloc_20_code"><text:soft-page-break/>docker start compa_risques_01</text:p>
      <text:p text:style-name="P12"/>
      <text:p text:style-name="P12">Récupérer son IP</text:p>
      <text:p text:style-name="Bloc_20_code">docker exec compa_risques_01 ipconfig</text:p>
      <text:p text:style-name="P12"/>
      <text:h text:style-name="Heading_20_3" text:outline-level="3"><text:bookmark-start text:name="__RefHeading___Toc2088_3176364973"/>Tester l'API<text:bookmark-end text:name="__RefHeading___Toc2088_3176364973"/></text:h>
      <text:p text:style-name="P12">{URL_de_base}/api/patient?limit=1<text:tab/>( retourne la première fiche patient )</text:p>
      <text:p text:style-name="P12">L' {URL_de_base} sera cette IP. ( <text:span text:style-name="T3">le container</text:span> écoute sur le port 80 )</text:p>
      <text:p text:style-name="P12"/>
      <text:h text:style-name="Heading_20_3" text:outline-level="3"><text:bookmark-start text:name="__RefHeading___Toc2090_3176364973"/>Logs<text:bookmark-end text:name="__RefHeading___Toc2090_3176364973"/></text:h>
      <text:p text:style-name="P15">Des logs sous forme de fichiers sont disponible ici : c:\app\log (arborescence du container)</text:p>
      <text:p text:style-name="P15">Il est possible de lier ce répertoire avec un répertoire de l’hôte. ( ici <text:span text:style-name="T2">C:\DockContainersSharedFiles\compa_risques_01\log </text:span>pour l’exemple )</text:p>
      <text:p text:style-name="Bloc_20_code">docker create --name compa_risques_02 -v C:\DockContainersSharedFiles\compa_risques_01\log:c:\app\log sepulwarrior/comparaisonrisques:prototype-windows</text:p>
      <text:p text:style-name="P12"/>
      <text:p text:style-name="P12">De cette manière les logs sous forme de fichiers sont partagés avec l'hôte.</text:p>
      <text:p text:style-name="P12"/>
      <text:h text:style-name="P26" text:outline-level="3"><text:bookmark-start text:name="__RefHeading___Toc2092_3176364973"/>Dupliquer le service<text:bookmark-end text:name="__RefHeading___Toc2092_3176364973"/></text:h>
      <text:p text:style-name="Text_20_body">Répétez l’opération, chaque container aura une IP différente.</text:p>
      <text:p text:style-name="P12"/>
      <text:h text:style-name="P28" text:outline-level="1"><text:bookmark-start text:name="__RefHeading___Toc2094_3176364973"/><text:span text:style-name="T3">Second</text:span> exemple<text:bookmark-end text:name="__RefHeading___Toc2094_3176364973"/></text:h>
      <text:h text:style-name="P31" text:outline-level="2"><text:bookmark-start text:name="__RefHeading___Toc2096_3176364973"/>Contexte<text:bookmark-end text:name="__RefHeading___Toc2096_3176364973"/></text:h>
      <text:p text:style-name="P14">Windows 10</text:p>
      <text:p text:style-name="P14">Docker toolbox windows</text:p>
      <text:p text:style-name="P14">utilisation de virtualbox</text:p>
      <text:p text:style-name="P14">linux container</text:p>
      <text:p text:style-name="P13"/>
      <text:h text:style-name="P31" text:outline-level="2"><text:bookmark-start text:name="__RefHeading___Toc2098_3176364973"/><text:soft-page-break/>Procédure<text:bookmark-end text:name="__RefHeading___Toc2098_3176364973"/></text:h>
      <text:h text:style-name="P27" text:outline-level="3"><text:bookmark-start text:name="__RefHeading___Toc2100_3176364973"/>Créer le service<text:bookmark-end text:name="__RefHeading___Toc2100_3176364973"/></text:h>
      <text:p text:style-name="P12">Récupérer l'image du service</text:p>
      <text:p text:style-name="Bloc_20_code">docker pull sepulwarrior/comparaisonrisques:prototype-linux</text:p>
      <text:p text:style-name="P12"/>
      <text:p text:style-name="P12">Créer un container à partir de l'image <text:span text:style-name="T4">récupérée</text:span></text:p>
      <text:p text:style-name="Bloc_20_code">docker create --name compa_risques_03 <text:span text:style-name="T5">-p 80:80</text:span> sepulwarrior/comparaisonrisques:prototype-linux</text:p>
      <text:p text:style-name="P12"/>
      <text:p text:style-name="P12">Notez l'option "-p 80:80", celle-ci permet de <text:span text:style-name="T4">mapper</text:span> le port 80 du container au pot 80 de la machine virtuelle.</text:p>
      <text:p text:style-name="P12"/>
      <text:p text:style-name="P12">Démarrer le container</text:p>
      <text:p text:style-name="Bloc_20_code">docker start compa_risques_03</text:p>
      <text:p text:style-name="P12"/>
      <text:p text:style-name="P12">Le container tourne dans une machine virtuelle (virtualbox)</text:p>
      <text:p text:style-name="P12">Récupérer l'IP de la machine virtuelle</text:p>
      <text:p text:style-name="Bloc_20_code">docker-machine -ls</text:p>
      <text:p text:style-name="P12"/>
      <text:h text:style-name="Heading_20_3" text:outline-level="3"><text:bookmark-start text:name="__RefHeading___Toc2102_3176364973"/>Tester l'API <text:bookmark-end text:name="__RefHeading___Toc2102_3176364973"/></text:h>
      <text:p text:style-name="P12">{URL_de_base}/api/patient?limit=1<text:tab/>( retourne la première fiche patient )</text:p>
      <text:p text:style-name="P12">L' {URL_de_base} sera cette IP. ( <text:span text:style-name="T4">sur le port mappé par l’option -p </text:span>)</text:p>
      <text:p text:style-name="P12"/>
      <text:h text:style-name="Heading_20_3" text:outline-level="3"><text:bookmark-start text:name="__RefHeading___Toc2104_3176364973"/>Dupliquer le service<text:bookmark-end text:name="__RefHeading___Toc2104_3176364973"/></text:h>
      <text:p text:style-name="P12">Dans ce cas-ci dupliquer le service en mappant sur des port <text:span text:style-name="T7">différents</text:span> de la machine virtuelle.</text:p>
      <text:p text:style-name="P12"/>
      <text:h text:style-name="Heading_20_2" text:outline-level="2"><text:bookmark-start text:name="__RefHeading___Toc2106_3176364973"/>Commandes indispensables<text:bookmark-end text:name="__RefHeading___Toc2106_3176364973"/></text:h>
      <text:p text:style-name="P12"/>
      <text:p text:style-name="P12">Se logger <text:span text:style-name="T4">( sur docker hub pour)</text:span></text:p>
      <text:p text:style-name="Bloc_20_code">docker login</text:p>
      <text:p text:style-name="P12"/>
      <text:p text:style-name="P12"><text:soft-page-break/>Lister toutes les images</text:p>
      <text:p text:style-name="Bloc_20_code">docker images</text:p>
      <text:p text:style-name="P12"/>
      <text:p text:style-name="P12">Lister <text:span text:style-name="T4">tout </text:span>les containers</text:p>
      <text:p text:style-name="Bloc_20_code">docker ps -a</text:p>
      <text:p text:style-name="P12"/>
      <text:p text:style-name="P17">Paramètres d’<text:span text:style-name="T7">un</text:span> container ( e.g. Hostname, IP )</text:p>
      <text:p text:style-name="Bloc_20_code">docker inspect compa_risques_01</text:p>
      <text:p text:style-name="Text_20_body"/>
      <text:p text:style-name="P17">Exécute une commande à l’intérieur du container (e.g. ipconfig)</text:p>
      <text:p text:style-name="P21">docker exec compa_risques_01 <text:span text:style-name="T4">ipconfig</text:span></text:p>
      <text:p text:style-name="Text_20_body"/>
      <text:p text:style-name="P18">Ouvre une invite de commande <text:span text:style-name="T6">dans le container </text:span>windows</text:p>
      <text:p text:style-name="P21">docker exec <text:span text:style-name="T4">-it </text:span>compa_risques_01 <text:span text:style-name="T4">cmd</text:span></text:p>
      <text:p text:style-name="Text_20_body"/>
      <text:p text:style-name="P17">Ouvre une invite de commande <text:span text:style-name="T6">dans le container linux</text:span></text:p>
      <text:p text:style-name="P21">docker exec <text:span text:style-name="T4">-it </text:span>compa_risques_01 <text:span text:style-name="T4">sh</text:span></text:p>
      <text:p text:style-name="P12"/>
      <text:p text:style-name="P25">Pour le reste :</text:p>
      <text:p text:style-name="P19"><text:a xlink:type="simple" xlink:href="https://docs.docker.com/engine/reference/commandline/docker/" text:style-name="Internet_20_link" text:visited-style-name="Visited_20_Internet_20_Link"><text:span text:style-name="T7">https://docs.docker.com/engine/reference/commandline/dock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20%" fo:text-indent="0cm" style:auto-text-indent="false" style:shadow="none" style:writing-mode="lr-t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80%" fo:font-weight="bold" style:font-size-asian="101%" style:font-weight-asian="bold" style:font-size-complex="101%"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ustom" style:family="paragraph" style:parent-style-name="Standard">
      <style:paragraph-properties style:writing-mode="page"/>
    </style:style>
    <style:style style:name="Bloc_20_code" style:display-name="Bloc code" style:family="paragraph" style:parent-style-name="Custom">
      <loext:graphic-properties draw:fill="solid" draw:fill-color="#eeeeee"/>
      <style:paragraph-properties fo:margin-left="1cm" fo:margin-right="1cm" fo:text-indent="0cm" style:auto-text-indent="false" fo:background-color="#eeeeee" style:writing-mode="page">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fo:font-size="10pt" style:font-size-asian="10.5pt"/>
    </style:style>
    <style:style style:name="Table_20_Heading" style:display-name="Table Heading" style:family="paragraph" style:parent-style-name="Table_20_Contents" style:class="extra">
      <loext:graphic-properties draw:fill="none" draw:fill-color="#729fcf"/>
      <style:paragraph-properties fo:background-color="transparent" style:writing-mode="page"/>
      <style:text-properties fo:font-weight="bold" style:font-size-asian="10.5pt"/>
    </style:style>
    <style:style style:name="Header" style:family="paragraph" style:parent-style-name="Footer" style:class="extra">
      <style:paragraph-properties fo:padding="0.049cm" fo:border-left="none" fo:border-right="none" fo:border-top="none" fo:border-bottom="0.06pt solid #000000" style:writing-mode="lr-tb"/>
    </style:style>
    <style:style style:name="Footer" style:family="paragraph" style:parent-style-name="Standard" style:class="extra">
      <style:paragraph-properties fo:padding="0.049cm" fo:border-left="none" fo:border-right="none" fo:border-top="0.06pt solid #000000" fo:border-bottom="none" style:shadow="none" style:writing-mode="lr-tb"/>
      <style:text-properties fo:font-size="10pt" style:font-size-asian="10.5pt"/>
    </style:style>
    <style:style style:name="tab_20_a_20_gauche" style:display-name="tab a gauche" style:family="paragraph" style:parent-style-name="Table_20_Contents">
      <style:paragraph-properties fo:text-align="start" style:justify-single-word="false" style:writing-mode="page"/>
      <style:text-properties style:font-size-asian="10.5pt"/>
    </style:style>
    <style:style style:name="Preformatted_20_Text" style:display-name="Preformatted Text" style:family="paragraph" style:parent-style-name="Standard" style:class="html"/>
    <style:style style:name="contenu_20_grisé" style:display-name="contenu grisé" style:family="paragraph" style:parent-style-name="Table_20_Contents">
      <loext:graphic-properties draw:fill="none" draw:fill-color="#729fcf"/>
      <style:paragraph-properties fo:text-align="start" style:justify-single-word="false" fo:background-color="transparent" style:writing-mode="page"/>
      <style:text-properties fo:color="#b2b2b2" style:font-size-asian="10.5pt"/>
    </style:style>
    <style:style style:name="Bloc_20_code_20_tableau" style:display-name="Bloc code tableau" style:family="paragraph" style:parent-style-name="Table_20_Contents">
      <loext:graphic-properties draw:fill="solid" draw:fill-color="#eeeeee"/>
      <style:paragraph-properties fo:text-align="start" style:justify-single-word="false" fo:background-color="#eeeeee" style:writing-mode="page"/>
      <style:text-properties style:font-size-asian="10.5pt"/>
    </style:style>
    <style:style style:name="important" style:family="paragraph" style:parent-style-name="Table_20_Contents">
      <loext:graphic-properties draw:fill="solid" draw:fill-color="#fdcacb"/>
      <style:paragraph-properties fo:text-align="start" style:justify-single-word="false" fo:background-color="#fdcacb" style:writing-mode="page"/>
    </style:style>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Illustration_20_Index_20_Heading" style:display-name="Illustration Index Heading" style:family="paragraph" style:parent-style-name="Heading" style:class="index"/>
    <style:style style:name="Titre_20_principal_20_secondaire" style:display-name="Titre principal secondaire" style:family="paragraph" style:parent-style-name="Title">
      <loext:graphic-properties draw:fill="none" draw:fill-color="#729fcf"/>
      <style:paragraph-properties fo:background-color="transparent" style:writing-mode="lr-tb"/>
      <style:text-properties fo:font-size="20pt" style:font-weight-complex="normal"/>
    </style:style>
    <style:style style:name="Frame_20_contents" style:display-name="Frame contents" style:family="paragraph" style:parent-style-name="Standard" style:class="extra"/>
    <style:style style:name="Horizontal_20_Line" style:display-name="Horizontal Line" style:family="paragraph" style:parent-style-name="Standard" style:class="html"/>
    <style:style style:name="Header_20_left" style:display-name="Header left" style:family="paragraph" style:parent-style-name="Standard" style:class="extra"/>
    <style:style style:name="Addresse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35686" officeooo:paragraph-rsid="00335686"/>
    </style:style>
    <style:style style:name="MP2" style:family="paragraph" style:parent-style-name="Header">
      <style:paragraph-properties fo:text-align="end" style:justify-single-word="false" fo:break-before="page"/>
      <style:text-properties officeooo:rsid="00335686" officeooo:paragraph-rsid="00335686"/>
    </style:style>
    <style:style style:name="MP3" style:family="paragraph" style:parent-style-name="Header_20_left">
      <style:paragraph-properties fo:text-align="end" style:justify-single-word="false"/>
      <style:text-properties officeooo:rsid="003a4a5e" officeooo:paragraph-rsid="003a4a5e"/>
    </style:style>
    <style:style style:name="MP4" style:family="paragraph" style:parent-style-name="Footer">
      <style:paragraph-properties fo:text-align="start" style:justify-single-word="false"/>
      <style:text-properties officeooo:rsid="0030a701" officeooo:paragraph-rsid="0030a701"/>
    </style:style>
    <style:style style:name="MP5" style:family="paragraph" style:parent-style-name="Footer">
      <style:paragraph-properties fo:text-align="end" style:justify-single-word="false" fo:break-before="page"/>
      <style:text-properties officeooo:rsid="00301ba6" officeooo:paragraph-rsid="0030a701"/>
    </style:style>
    <style:style style:name="MT1" style:family="text">
      <style:text-properties officeooo:rsid="00664645"/>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API de comparaison des risques</text:p>
          <text:p text:style-name="MP2">version prototype</text:p>
        </text:section>
      </style:header>
      <style:header-first>
        <text:p text:style-name="MP3">Mise à jour : 1<text:span text:style-name="MT1">8</text:span>/12/2017</text:p>
      </style:header-first>
      <style:footer>
        <text:section text:style-name="MSect1" text:name="Section2">
          <text:p text:style-name="MP4">Liénard Frédérik</text:p>
          <text:p text:style-name="MP5"><text:initial-creator/><text:initial-creator/>Page <text:page-number text:select-page="current">6</text:page-number> / <text:page-count>6</text:page-count></text:p>
        </text:section>
      </style:footer>
      <style:footer-first>
        <text:section text:style-name="MSect1" text:name="Section6">
          <text:p text:style-name="MP4">Liénard Frédérik</text:p>
          <text:p text:style-name="MP5"><text:initial-creator/><text:initial-creator/>Page <text:page-number text:select-page="current">1</text:page-number> / <text:page-count>6</text:page-count></text:p>
        </text:section>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9:11:21.613000000</meta:creation-date>
    <dc:date>2017-12-18T20:30:14.910000000</dc:date>
    <meta:editing-duration>PT2H38M1S</meta:editing-duration>
    <meta:editing-cycles>40</meta:editing-cycles>
    <meta:generator>LibreOffice/5.3.6.1$Windows_x86 LibreOffice_project/686f202eff87ef707079aeb7f485847613344eb7</meta:generator>
    <dc:creator>Liénard Frédérik</dc:creator>
    <meta:document-statistic meta:table-count="0" meta:image-count="0" meta:object-count="0" meta:page-count="6" meta:paragraph-count="97" meta:word-count="527" meta:character-count="3659" meta:non-whitespace-character-count="3245"/>
  </office:meta>
</office:document-meta>
</file>